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text-properties fo:language="en" fo:country="US"/>
    </style:style>
    <style:style style:name="P4" style:family="paragraph" style:parent-style-name="Exalted">
      <style:paragraph-properties fo:break-before="column"/>
      <style:text-properties fo:language="en" fo:country="US"/>
    </style:style>
    <style:style style:name="P5" style:family="paragraph" style:parent-style-name="Heading_20_1">
      <style:text-properties fo:language="en" fo:country="US"/>
    </style:style>
    <style:style style:name="P6" style:family="paragraph" style:parent-style-name="Heading_20_2">
      <style:text-properties fo:language="en" fo:country="US"/>
    </style:style>
    <style:style style:name="P7" style:family="paragraph" style:parent-style-name="Heading_20_3">
      <style:text-properties fo:language="en" fo:country="US"/>
    </style:style>
    <style:style style:name="P8" style:family="paragraph" style:parent-style-name="Title" style:master-page-name="Standard">
      <style:paragraph-properties style:page-number="1"/>
      <style:text-properties fo:color="#ffbf00" loext:opacity="100%" fo:language="en" fo:country="US"/>
    </style:style>
    <style:style style:name="P9" style:family="paragraph" style:parent-style-name="Exalted">
      <style:text-properties fo:language="en" fo:country="US"/>
    </style:style>
    <style:style style:name="P10" style:family="paragraph" style:parent-style-name="Exalted">
      <style:text-properties fo:language="en" fo:country="US" fo:font-weight="bold" officeooo:rsid="001378dd" officeooo:paragraph-rsid="001378dd" style:font-weight-asian="bold" style:font-weight-complex="bold"/>
    </style:style>
    <style:style style:name="P11" style:family="paragraph" style:parent-style-name="Exalted">
      <style:text-properties fo:language="en" fo:country="US" officeooo:paragraph-rsid="0018da85"/>
    </style:style>
    <style:style style:name="P12" style:family="paragraph" style:parent-style-name="Exalted">
      <style:text-properties officeooo:paragraph-rsid="00174c9b"/>
    </style:style>
    <style:style style:name="T1" style:family="text">
      <style:text-properties fo:font-weight="bold" style:font-weight-asian="bold"/>
    </style:style>
    <style:style style:name="T2" style:family="text">
      <style:text-properties fo:font-weight="bold" officeooo:rsid="00156632" style:font-weight-asian="bold" style:font-weight-complex="bold"/>
    </style:style>
    <style:style style:name="T3" style:family="text">
      <style:text-properties fo:font-weight="bold" style:font-name-asian="Spectral1" style:font-weight-asian="bold" style:font-name-complex="Spectral1"/>
    </style:style>
    <style:style style:name="T4" style:family="text">
      <style:text-properties fo:font-style="italic" style:font-style-asian="italic"/>
    </style:style>
    <style:style style:name="T5" style:family="text">
      <style:text-properties style:font-name-asian="Spectral1" style:font-name-complex="Spectral1"/>
    </style:style>
    <style:style style:name="T6" style:family="text">
      <style:text-properties officeooo:rsid="000c6d45"/>
    </style:style>
    <style:style style:name="T7" style:family="text">
      <style:text-properties style:use-window-font-color="true" loext:opacity="0%" style:font-name="Spectral" fo:font-size="10pt" officeooo:rsid="000c6d45" style:letter-kerning="false" style:font-name-asian="Spectral1" style:font-size-asian="10pt" style:language-asian="zh" style:country-asian="CN" style:font-name-complex="Spectral1" style:font-size-complex="10pt" style:language-complex="hi" style:country-complex="IN"/>
    </style:style>
    <style:style style:name="T8" style:family="text">
      <style:text-properties style:use-window-font-color="true" loext:opacity="0%" style:font-name="Spectral" fo:font-size="10pt" fo:font-weight="normal" officeooo:rsid="000c6d45"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T9" style:family="text">
      <style:text-properties style:use-window-font-color="true" loext:opacity="0%" style:font-name="Times New Roman" fo:font-size="10pt" fo:language="en" fo:country="US" officeooo:rsid="00174c9b"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officeooo:rsid="00174c9b" style:letter-kerning="false" style:font-name-asian="Spectral1" style:font-size-asian="10pt" style:language-asian="zh" style:country-asian="CN" style:font-name-complex="Spectral1" style:font-size-complex="10pt" style:language-complex="hi" style:country-complex="IN"/>
    </style:style>
    <style:style style:name="T11" style:family="text">
      <style:text-properties officeooo:rsid="00115328"/>
    </style:style>
    <style:style style:name="T12" style:family="text">
      <style:text-properties officeooo:rsid="0011d3a6"/>
    </style:style>
    <style:style style:name="T13" style:family="text">
      <style:text-properties fo:font-weight="normal" style:font-weight-asian="normal" style:font-weight-complex="normal"/>
    </style:style>
    <style:style style:name="T14" style:family="text">
      <style:text-properties fo:font-weight="normal" officeooo:rsid="000c6d45" style:font-weight-asian="normal" style:font-weight-complex="normal"/>
    </style:style>
    <style:style style:name="T15" style:family="text">
      <style:text-properties fo:font-weight="normal" officeooo:rsid="00156632" style:font-weight-asian="normal" style:font-weight-complex="normal"/>
    </style:style>
    <style:style style:name="T16" style:family="text">
      <style:text-properties fo:language="en" fo:country="US"/>
    </style:style>
    <style:style style:name="T17" style:family="text">
      <style:text-properties fo:language="en" fo:country="US" fo:font-style="italic" style:font-style-asian="italic"/>
    </style:style>
    <style:style style:name="T18" style:family="text">
      <style:text-properties fo:language="en" fo:country="US" officeooo:rsid="00174c9b"/>
    </style:style>
    <style:style style:name="T19" style:family="text">
      <style:text-properties officeooo:rsid="00156632"/>
    </style:style>
    <style:style style:name="T20" style:family="text">
      <style:text-properties officeooo:rsid="00174c9b"/>
    </style:style>
    <style:style style:name="T21" style:family="text">
      <style:text-properties style:font-name="Liberation Serif" fo:font-size="12pt" fo:language="en" fo:country="US" style:font-name-asian="Segoe UI" style:font-size-asian="12pt" style:language-asian="en" style:country-asian="US" style:font-name-complex="Tahoma" style:font-size-complex="12pt" style:language-complex="en" style:country-complex="US"/>
    </style:style>
    <style:style style:name="Sect1" style:family="section">
      <style:section-properties text:dont-balance-text-columns="true" style:writing-mode="lr-tb" style:editable="false">
        <style:columns fo:column-count="2" fo:column-gap="0.1252in">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Exalted Reincarnated<text:line-break/>Solars</text:p>
      <text:p text:style-name="P3"/>
      <text:section text:style-name="Sect1" text:name="TextSection">
        <text:h text:style-name="P5" text:outline-level="1">Introduction</text:h>
        <text:p text:style-name="P3">Solars are the paragons of man. They turn the power of the Sun inward, focusing and enhancing their abilities to peak power.</text:p>
        <text:p text:style-name="P3">Solars resonate with artifacts made of <text:span text:style-name="T1">Orichalcum</text:span>, and may purchase Evocations of those artifacts as though it was a Favored Power.</text:p>
        <text:h text:style-name="P6" text:outline-level="2">Character Creation</text:h>
        <text:h text:style-name="P7" text:outline-level="3">Supernal</text:h>
        <text:p text:style-name="P3">Solars gain a <text:span text:style-name="T1">Supernal</text:span> Ability, in addition to choosing Five (5) Favored Abilities. A Supernal Ability can be chosen from any Natural Abilities, as well as Sorcery.</text:p>
        <text:p text:style-name="P3">A Supernal Ability is considered to be a Favored Ability for all aspects of the game, such as for xp cost calculations. In addition, a Solar may buy <text:span text:style-name="T1">Greater Charms and Martial Arts Techniques </text:span>that use their Supernal Ability, even at Essence 1. </text:p>
        <text:p text:style-name="P3">In the case of <text:span text:style-name="T1">Supernal Sorcery</text:span>, the Solar may be inducted into each circle as though they were +2 Essence. They may enter into Sapphire Circle at Essence 1, and Adamant Circle at Essence 3, gaining access to their respective spells.</text:p>
        <text:h text:style-name="P7" text:outline-level="3">Focused Anima Banner</text:h>
        <text:p text:style-name="P3">[[Solars get extra bonuses while their anima banner is flaring]]</text:p>
        <text:h text:style-name="P7" text:outline-level="3">Expanded Mote Pool</text:h>
        <text:p text:style-name="P3">Solars gain an expanded Peripheral Mote pool: (Essence) + 5 additional Motes, bringing the total to:</text:p>
        <text:p text:style-name="P3"><text:span text:style-name="T1">Peripheral</text:span><text:tab/>20 + (Essence) x3</text:p>
        <text:h text:style-name="P7" text:outline-level="3">Defining Intimacy</text:h>
        <text:p text:style-name="P3">A Solar <text:span text:style-name="T4">must</text:span> choose a Defining Intimacy as one of their three intimacies.</text:p>
        <text:h text:style-name="P6" text:outline-level="2">Castes</text:h>
        <text:h text:style-name="P7" text:outline-level="3">Dawn</text:h>
        <text:p text:style-name="P3">Spending a Strife Point, the Dawn immediately instills an emotion of Fear, Awe, Intimidation, or similar emotion into up to (Essence) targets. This may affect targets that normally do not feel said emotions, such as golems and zombies.</text:p>
        <text:p text:style-name="P10">Burning Anima:<text:span text:style-name="T13"> <text:line-break/></text:span><text:span text:style-name="T14">Dawn Castes </text:span><text:span text:style-name="T8">gain an additional 2 Impulse on Maneuvers in a Combat Scene.</text:span></text:p>
        <text:p text:style-name="P3"><text:span text:style-name="T4">Associated Abilities: </text:span>Archery, Awareness, Brawl, Physique, Melee, Leadership.</text:p>
        <text:h text:style-name="P7" text:outline-level="3">Zenith</text:h>
        <text:p text:style-name="P3">Spending a Strife Point, the Zenith’s flaring anima becomes a weapon against all those that shirk from the Sun’s Gaze for the entire Scene. All Creatures of Darkness who end their action within Close Range of the Zenith immediately take 5 Damage. Any creature or being who dies in the bathing light of the Zenith cannot be raised as a zombie or hungry ghost.</text:p>
        <text:p text:style-name="P12"><text:span text:style-name="T17">Associated Abilities:</text:span><text:span text:style-name="T16"> Integrity, Performance, Leadership, Physique, Navigation, </text:span><text:span text:style-name="T9">Socialize</text:span></text:p>
        <text:h text:style-name="P7" text:outline-level="3">Twilight</text:h>
        <text:p text:style-name="P3">The Twilight’s mind brims with possibilities unseen to others. Spending a Strife Point, the Twilight predicts a sequence of events that they, and their companions, may take to bring about their desired result in a scene. The Storyteller must accept this prediction as fact when crafting the scene.</text:p>
        <text:p text:style-name="P3"><text:span text:style-name="T4">Associated Abilities</text:span>: Awareness, Craft, Lore, Politics, Sorcery</text:p>
        <text:h text:style-name="P7" text:outline-level="3">Night</text:h>
        <text:p text:style-name="P3">The Night caste excels at secrecy and subtlety. By Spending a Strife Point the Night may choose at any time during the Scene to conceal or reveal their Anima Banner, up to Burning Level. </text:p>
        <text:p text:style-name="P3"><text:span text:style-name="T2">Burning Anima:</text:span><text:span text:style-name="T15"> </text:span><text:line-break/>At Bonfire Level, they may instead curl their Anima inwards to obscure all discerning characteristics—the existence of an Exalt is undeniable, but no possible form of perception can reveal their identity.</text:p>
        <text:p text:style-name="P3"><text:span text:style-name="T4">Associated Abilities</text:span>: Athletics, Awareness, Deception, Navigation, Stealth, Thrown</text:p>
        <text:h text:style-name="P7" text:outline-level="3">Eclipse</text:h>
        <text:p text:style-name="P3">The Eclipse is the ultimate diplomat, and can bring even hardened enemies to the table. Once per Story and by spending a Strife Point, the Eclipse caste may force an armistice between two (or more) parties. For the next scene, all involved are forced to meet peacefully, and cannot attack each other during discussions.</text:p>
        <text:p text:style-name="P3">In addition, an Eclipse may spend a Strife Point and sanctify an Oath willingly made by Non-Player Characters. The NPC will not be able to break said oath.</text:p>
        <text:p text:style-name="P11"><text:span text:style-name="T4">Associated Abilities</text:span>: Deception, Integrity, Leadership, Lore, Politics, <text:span text:style-name="T10">Socialize.</text:span></text:p>
        <text:h text:style-name="P6" text:outline-level="2">Strife Expression</text:h>
        <text:h text:style-name="P7" text:outline-level="3"><office:annotation office:name="__Annotation__68_1768594301" loext:resolved="false"><dc:creator>Samuel Smith</dc:creator><dc:date>2020-09-27T17:42:30</dc:date><text:p><text:span text:style-name="T21">Compared to the Lunar Strife, this is too weak. It's supposed to be "Very powerful, but very focused." <text:s/>Lunars can get to the same level by fusing two attributes and have more broad application.</text:span></text:p><text:p/><text:p><text:span text:style-name="T21">The balancing factor was supposed to be that Attributes were way more expensive, but that's been normalized out.</text:span></text:p><text:p/><text:p><text:span text:style-name="T21">I need to figure out how to resolve this.</text:span></text:p></office:annotation>Solar Excellency<office:annotation-end office:name="__Annotation__68_1768594301"/></text:h>
        <text:p text:style-name="P3"><text:span text:style-name="T5">The Solar chooses a Favored or Supernal Ability and then </text:span><text:span text:style-name="T3">doubles </text:span><text:span text:style-name="T5">their permanent value for the remainder of the Scene. This effect also carries over into any derived </text:span><text:span text:style-name="T3">Static Values.</text:span></text:p>
        <text:h text:style-name="P6" text:outline-level="2">Who Becomes a Solar?</text:h>
        <text:p text:style-name="P3">The Unconquered Sun grants his blessing to those who have an <text:soft-page-break/>incredible drive, a force of personality that would change their world, regardless of the Sun’s power. Often they already have.</text:p>
        <text:p text:style-name="P3">The Sun does not judge the “righteousness” of the prospect’s drive or personality, simply that they will use it. His blessing shines equally on Just Rulers as it does Tyrants.</text:p>
        <text:h text:style-name="P6" text:outline-level="2">Great Curse</text:h>
        <text:p text:style-name="P3">Solars are often plagued and <text:s/>defined by their <text:span text:style-name="T1">Ego. </text:span>Caretakers of great power, they will see the problems and ills of the world only in relationship to themselves.</text:p>
        <text:h text:style-name="P6" text:outline-level="2">Creatures of Darkness</text:h>
        <text:p text:style-name="P3">Solars have powers that are harmful to <text:span text:style-name="T4">Creatures of Darkness</text:span>. These are any Spirits, demons, or other supernatural creatures whose bodies and nature recoil at the sight of the sun. It is not some sort of judgment of how good and moral the creature is, rather just a statement of what powers sustain them.</text:p>
        <text:p text:style-name="P3">Creatures of Darkness are any denizens of the <text:span text:style-name="T1">Underworld</text:span>, such as ghosts, specters, and zombies. The Exaltations <text:span text:style-name="T1">Abyssals</text:span> and <text:span text:style-name="T1">Liminals</text:span> also fall under this category.</text:p>
        <text:p text:style-name="P3">Demons that descend from the shadowy <text:span text:style-name="T1">Ebon Dragon</text:span> are also considered to be Creatures of Darkness.</text:p>
        <text:h text:style-name="P6" text:outline-level="2">Soulfire</text:h>
        <text:p text:style-name="P3">[[Describe SoulFire/Sunfire here, and how it damages Creatures of Darkness and why. <text:s/>Also decide if it’s called Soulfire or Sunfire]]</text:p>
        <text:p text:style-name="P3"/>
        <text:p text:style-name="P4"/>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adornments="Regular" style:font-charset="x-symbol"/>
    <style:font-face style:name="Mercury Text G2 Bold" svg:font-family="'Mercury Text G2 Bold'" style:font-adornments="Bold" style:font-family-generic="modern" style:font-pitch="variable"/>
    <style:font-face style:name="Arial1" svg:font-family="Arial" style:font-family-generic="roman" style:font-pitch="variable"/>
    <style:font-face style:name="Envision Roman1" svg:font-family="'Envision 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odern Antiqua" svg:font-family="'Modern Antiqua'" style:font-family-generic="roman" style:font-pitch="variable"/>
    <style:font-face style:name="OpenSymbol1" svg:font-family="OpenSymbol"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Envision Roman"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egoe UI" svg:font-family="'Segoe UI'" style:font-family-generic="system" style:font-pitch="variable"/>
    <style:font-face style:name="Spectral1" svg:font-family="Spectral"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5"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master-page-name="">
      <style:paragraph-properties fo:margin-top="0in" fo:margin-bottom="0.0555in" style:contextual-spacing="false" fo:line-height="100%" fo:text-align="start" style:justify-single-word="false" fo:keep-together="always" fo:orphans="2" fo:widows="2" fo:hyphenation-ladder-count="no-limit" style:page-number="auto" fo:keep-with-next="always" style:punctuation-wrap="simple" style:writing-mode="lr-tb"/>
      <style:text-properties fo:color="#666666" loext:opacity="100%" style:font-name="Arial"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LO-normal" style:family="paragraph" style:default-outline-level="">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1"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1"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Exalted" style:family="paragraph" style:default-outline-level="">
      <style:paragraph-properties fo:margin-top="0in" fo:margin-bottom="0.0799in" style:contextual-spacing="false" fo:line-height="100%" fo:text-align="start" style:justify-single-word="false" fo:orphans="0" fo:widows="0" fo:hyphenation-ladder-count="no-limit"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Foot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Frame_20_contents" style:display-name="Frame contents" style:family="paragraph" style:parent-style-name="Standard" style:default-outline-level="" style:class="extra"/>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1"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Heading_20_10" style:display-name="Heading 10" style:family="paragraph" style:parent-style-name="Exalted" style:next-style-name="Text_20_body" style:default-outline-level="10" style:class="text" style:master-page-name="">
      <style:paragraph-properties fo:margin-top="0.0417in" fo:margin-bottom="0.0417in" style:contextual-spacing="false" fo:text-align="end" style:justify-single-word="false" style:page-number="auto" fo:padding="0.0201in" fo:border-left="none" fo:border-right="none" fo:border-top="none" fo:border-bottom="0.99pt solid #1c4587">
        <style:tab-stops/>
      </style:paragraph-properties>
      <style:text-properties fo:color="#0b5394" loext:opacity="100%" style:font-name="Envision Roman1" fo:font-family="'Envision Roman'" style:font-family-generic="roman" style:font-pitch="variable" fo:font-size="18pt" style:text-underline-style="none" fo:font-weight="normal" officeooo:rsid="001caae1" style:letter-kerning="false" style:font-name-asian="Modern Antiqua1" style:font-family-asian="'Modern Antiqua'" style:font-family-generic-asian="system" style:font-pitch-asian="variable" style:font-size-asian="18pt" style:language-asian="zh" style:country-asian="CN" style:font-weight-asian="bold" style:font-name-complex="Modern Antiqua1" style:font-family-complex="'Modern Antiqua'" style:font-family-generic-complex="system" style:font-pitch-complex="variable" style:font-size-complex="18pt" style:language-complex="hi" style:country-complex="IN" style:font-weight-complex="bold"/>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Endnote_20_anchor" style:display-name="Endnote anchor" style:family="text">
      <style:text-properties style:text-position="super 58%"/>
    </style:style>
    <style:style style:name="Endnote_20_Symbol" style:display-name="Endnote Symbol" style:family="text"/>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Te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18T07:01:46.057000000</dc:date>
    <meta:editing-cycles>26</meta:editing-cycles>
    <meta:editing-duration>PT15M6S</meta:editing-duration>
    <meta:generator>LibreOffice/7.0.3.1$Windows_X86_64 LibreOffice_project/d7547858d014d4cf69878db179d326fc3483e082</meta:generator>
    <dc:creator>Samuel Smith</dc:creator>
    <meta:document-statistic meta:table-count="0" meta:image-count="0" meta:object-count="0" meta:page-count="2" meta:paragraph-count="53" meta:word-count="825" meta:character-count="5071" meta:non-whitespace-character-count="4294"/>
  </office:meta>
</office:document-meta>
</file>